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16.002cm" table:align="left" style:writing-mode="lr-tb"/>
    </style:style>
    <style:style style:name="tml0.A" style:family="table-column">
      <style:table-column-properties style:column-width="16.002cm"/>
    </style:style>
    <style:style style:name="tml0.A1" style:family="table-cell">
      <style:table-cell-properties fo:padding="0cm" fo:border="none"/>
    </style:style>
    <style:style style:name="tlim0" style:family="table">
      <style:table-properties style:width="16cm" table:align="left" style:may-break-between-rows="false" style:writing-mode="lr-tb"/>
    </style:style>
    <style:style style:name="tlim0.A" style:family="table-column">
      <style:table-column-properties style:column-width="16cm"/>
    </style:style>
    <style:style style:name="tlim0.A1" style:family="table-cell">
      <style:table-cell-properties fo:padding="0cm" fo:border="none"/>
    </style:style>
    <style:style style:name="tp1" style:family="table">
      <style:table-properties style:width="16cm" table:align="left" style:may-break-between-rows="false" style:writing-mode="lr-tb"/>
    </style:style>
    <style:style style:name="tp1.A" style:family="table-column">
      <style:table-column-properties style:column-width="16cm"/>
    </style:style>
    <style:style style:name="tp1.A1" style:family="table-cell">
      <style:table-cell-properties fo:padding="0cm" fo:border="none"/>
    </style:style>
    <style:style style:name="tf0" style:family="table">
      <style:table-properties style:width="17cm" table:align="margins" style:writing-mode="lr-tb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49cm" fo:border="none"/>
    </style:style>
    <style:style style:name="tf1" style:family="table">
      <style:table-properties style:width="17cm" table:align="margins" style:writing-mode="lr-tb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49cm" fo:border="none"/>
    </style:style>
    <style:style style:name="t0" style:family="table">
      <style:table-properties style:width="16.969cm" table:align="center" style:may-break-between-rows="false" style:writing-mode="lr-tb"/>
    </style:style>
    <style:style style:name="t0.A" style:family="table-column">
      <style:table-column-properties style:column-width="2.087cm"/>
    </style:style>
    <style:style style:name="t0.B" style:family="table-column">
      <style:table-column-properties style:column-width="1.295cm"/>
    </style:style>
    <style:style style:name="t0.H" style:family="table-column">
      <style:table-column-properties style:column-width="1.778cm"/>
    </style:style>
    <style:style style:name="t0.K" style:family="table-column">
      <style:table-column-properties style:column-width="1.78cm"/>
    </style:style>
    <style:style style:name="t0.1" style:family="table-row">
      <style:table-row-properties style:min-row-height="0.778cm"/>
    </style:style>
    <style:style style:name="t0.A1" style:family="table-cell">
      <style:table-cell-properties style:vertical-align="bottom"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cm" fo:border-left="0.088cm solid #000000" fo:border-right="none" fo:border-top="0.088cm solid #000000" fo:border-bottom="0.002cm solid #000000"/>
    </style:style>
    <style:style style:name="t0.B2" style:family="table-cell">
      <style:table-cell-properties fo:padding="0cm" fo:border-left="0.002cm solid #000000" fo:border-right="none" fo:border-top="0.088cm solid #000000" fo:border-bottom="0.002cm solid #000000"/>
    </style:style>
    <style:style style:name="t0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49cm" fo:border-left="0.088cm solid #000000" fo:border-right="none" fo:border-top="none" fo:border-bottom="0.002cm solid #000000"/>
    </style:style>
    <style:style style:name="t0.B5" style:family="table-cell">
      <style:table-cell-properties fo:padding="0.049cm" fo:border-left="0.002cm solid #000000" fo:border-right="none" fo:border-top="none" fo:border-bottom="0.002cm solid #000000"/>
    </style:style>
    <style:style style:name="t0.K5" style:family="table-cell">
      <style:table-cell-properties style:vertical-align="middle" fo:padding="0.049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49cm" fo:border-left="0.088cm solid #000000" fo:border-right="none" fo:border-top="none" fo:border-bottom="0.088cm solid #000000"/>
    </style:style>
    <style:style style:name="t0.B12" style:family="table-cell">
      <style:table-cell-properties fo:padding="0.049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97cm" fo:border="none"/>
    </style:style>
    <style:style style:name="Таблица1.C2" style:family="table-cell">
      <style:table-cell-properties style:vertical-align="" fo:padding="0.097cm" fo:border="none"/>
    </style:style>
    <style:style style:name="Таблица1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17.016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19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text-properties style:font-name="Arial" fo:font-size="10pt" style:font-size-asian="10pt" style:font-name-complex="Arial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Standard" style:master-page-name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93cm" fo:margin-right="0.093cm" fo:orphans="2" fo:widows="2" fo:hyphenation-ladder-count="no-limit" fo:text-indent="0cm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39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41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2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5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3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5" style:family="text">
      <style:text-properties style:font-name="Arial" fo:font-size="10pt" fo:language="en" fo:country="US" style:font-size-asian="10pt" style:font-name-complex="Arial"/>
    </style:style>
    <style:style style:name="T16" style:family="text">
      <style:text-properties style:font-name="Arial" fo:font-size="10pt" fo:language="en" fo:country="US" style:font-size-asian="10pt" style:font-name-complex="Arial" style:font-size-complex="10pt"/>
    </style:style>
    <style:style style:name="T1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8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4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25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26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27" style:family="text">
      <style:text-properties style:text-position="super 58%" style:font-name="Times New Roman1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4" style:family="text">
      <style:text-properties fo:language="ru" fo:country="RU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fo:language="en" fo:country="US" fo:background-color="transparent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41" style:family="text">
      <style:text-properties style:font-name-complex="Symbol1"/>
    </style:style>
    <style:style style:name="T42" style:family="text">
      <style:text-properties style:font-name-complex="Arial"/>
    </style:style>
    <style:style style:name="T43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44" style:family="text">
      <style:text-properties style:font-name="Symbol1" fo:language="en" fo:country="US" style:font-name-complex="Symbol1"/>
    </style:style>
    <style:style style:name="T45" style:family="text">
      <style:text-properties style:font-name="Arial1" fo:language="en" fo:country="US"/>
    </style:style>
    <style:style style:name="T46" style:family="text">
      <style:text-properties style:font-name="Symbo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7"/>
      <text:p text:style-name="P14"><text:span text:style-name="T15">Type: </text:span><text:span text:style-name="T13">Radiation monitor AT1117M</text:span><text:span text:style-name="T17"><text:tab/></text:span><text:span text:style-name="T15">Date of calibration: </text:span><text:span text:style-name="T14">25.12.2019</text:span><text:span text:style-name="T11">.</text:span></text:p>
      <text:p text:style-name="P5"/>
      <text:p text:style-name="P8"/>
      <text:p text:style-name="Standard"><text:span text:style-name="T15">SN</text:span><text:span text:style-name="T9">: </text:span><text:span text:style-name="T12">17777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"><text:span text:style-name="T19">BDKG-01</text:span>: <text:span text:style-name="T19">0</text:span>.<text:span text:style-name="T19">1</text:span> Sv/h – 10.0 Sv/h;</text:p>
          </table:table-cell>
        </table:table-row>
      </table:table>
      <text:p text:style-name="Standard"><text:span text:style-name="T23">03: ± 20 %</text:span><text:span text:style-name="T24">БД</text:span></text:p>
      <text:p text:style-name="Standard"><text:span text:style-name="T16">Measurement error</text:span><text:span text:style-name="T10">:</text:span></text:p>
      <table:table table:name="tp1" table:style-name="tp1">
        <table:table-column table:style-name="tp1.A"/>
        <table:table-row>
          <table:table-cell table:style-name="tp1.A1" office:value-type="string">
            <text:p text:style-name="P4"><text:span text:style-name="T19">BDKG-01</text:span>: ± <text:span text:style-name="T19">20</text:span> %;</text:p>
          </table:table-cell>
        </table:table-row>
      </table:table>
      <text:p text:style-name="P27"/>
      <text:p text:style-name="P6">Operating conditions:</text:p>
      <text:list xml:id="list140821321570571813" text:style-name="L1">
        <text:list-item>
          <text:p text:style-name="P41"><text:span text:style-name="T22">Air temperature<text:tab/></text:span><text:span text:style-name="T42"><text:tab/><text:tab/><text:tab/>+</text:span><text:span text:style-name="T22">19,6</text:span><text:span text:style-name="T42"> °</text:span><text:span text:style-name="T22">C</text:span></text:p>
        </text:list-item>
        <text:list-item>
          <text:p text:style-name="P41"><text:span text:style-name="T22">Atmospheric pressure<text:tab/></text:span><text:span text:style-name="T22"><text:tab/><text:tab/><text:tab/>98,5 kPa</text:span></text:p>
        </text:list-item>
        <text:list-item>
          <text:p text:style-name="P41"><text:span text:style-name="T22">Relative humidity<text:tab/><text:tab/><text:tab/><text:tab/>69,2 %</text:span></text:p>
        </text:list-item>
        <text:list-item>
          <text:p text:style-name="P42">Gamma radiation background<text:tab/><text:tab/><text:tab/>96 <text:s/>nSv/h</text:p>
        </text:list-item>
      </text:list>
      <text:p text:style-name="Standard"><text:span text:style-name="Знак_20_примечания"/></text:p>
      <text:p text:style-name="P38"><text:span text:style-name="T6">Calibration means</text:span><text:span text:style-name="T18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5">- <text:span text:style-name="T5">standard dosimetry facility </text:span><text:span text:style-name="T8">AT-130, N 01</text:span><text:span text:style-name="T5">3</text:span><text:span text:style-name="T8">, </text:span><text:span text:style-name="T5">Cs</text:span>-137, <text:span text:style-name="T19">error</text:span> 5%, <text:span text:style-name="T8">the Certificate of Compliance <text:s/>N</text:span>210/<text:span text:style-name="T19">1426-2018 on 22.10.2018</text:span><text:span text:style-name="T8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5">- <text:span text:style-name="T5">standard dosimetry facility </text:span><text:span text:style-name="T8">AT-130, N 01</text:span><text:span text:style-name="T5">5</text:span><text:span text:style-name="T8">, </text:span><text:span text:style-name="T5">Cs</text:span>-137-137, <text:span text:style-name="T19">error</text:span> <text:span text:style-name="T19">4 </text:span>%, <text:span text:style-name="T8">the Certificate of Compliance <text:s/>N</text:span>210/ <text:span text:style-name="T19">1427-2018 on</text:span> <text:span text:style-name="T19">23.10.2018</text:span><text:span text:style-name="T8"> issued by FGUP "D.I.Mendeleyev VNIIM", St. Petersburg, Russia);</text:span></text:p>
          </table:table-cell>
        </table:table-row>
      </table:table>
      <text:p text:style-name="P3"/>
      <text:p text:style-name="P9">Calibration data</text:p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20"><text:span text:style-name="T21">BDKG-01 </text:span><text:span text:style-name="T21">(</text:span><text:span text:style-name="T26"></text:span><text:span text:style-name="T2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28"><text:span text:style-name="T19">Dose rate at check point</text:span> <text:span text:style-name="T35">Ḣ</text:span><text:span text:style-name="T30">oi</text:span><text:span text:style-name="T39">(10)</text:span></text:p>
          </table:table-cell>
          <table:table-cell table:style-name="t0.B2" table:number-rows-spanned="3" office:value-type="string">
            <text:p text:style-name="P39">Radia-tion source <text:s/>number</text:p>
          </table:table-cell>
          <table:table-cell table:style-name="t0.B2" table:number-rows-spanned="3" office:value-type="string">
            <text:p text:style-name="P29"><text:span text:style-name="T19">Distan-ce to source</text:span>, </text:p>
            <text:p text:style-name="P30">R, сm</text:p>
          </table:table-cell>
          <table:table-cell table:style-name="t0.B2" table:number-columns-spanned="5" office:value-type="string">
            <text:p text:style-name="P23"><text:span text:style-name="T1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29"><text:span text:style-name="T38">Relative gamma radiation dose rate measure-ment</text:span> <text:span text:style-name="T19">error</text:span></text:p>
            <text:p text:style-name="P34"><text:span text:style-name="T36">θ</text:span><text:span text:style-name="T31">пр</text:span><text:span text:style-name="T32">i</text:span><text:span text:style-name="T34">,</text:span> %</text:p>
          </table:table-cell>
          <table:table-cell table:style-name="t0.B2" table:number-rows-spanned="3" office:value-type="string">
            <text:p text:style-name="P33"><text:span text:style-name="T19">Confidence limit of the intrinsic <text:s/>relative error</text:span> <text:span text:style-name="T37">Δ</text:span><text:span text:style-name="T33">i</text:span><text:span text:style-name="T19">,</text:span> % <text:span text:style-name="T19">during calibration</text:span></text:p>
          </table:table-cell>
          <table:table-cell table:style-name="t0.K2" table:number-rows-spanned="3" office:value-type="string">
            <text:p text:style-name="P31"><text:span text:style-name="T19">Limits of intrinsic relative error</text:span>, </text:p>
            <text:p text:style-name="P31">% </text:p>
            <text:p text:style-name="P32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3"><text:span text:style-name="T19">Back-ground</text:span>, <text:span text:style-name="T20">nSv</text:span><text:span text:style-name="T28">/</text:span><text:span text:style-name="T20">h</text:span></text:p>
          </table:table-cell>
          <table:table-cell table:style-name="t0.D3" table:number-columns-spanned="3" office:value-type="string">
            <text:p text:style-name="P23"><text:span text:style-name="T19">Measured value</text:span> <text:span text:style-name="T35">Ḣ</text:span><text:span text:style-name="T27">*</text:span><text:span text:style-name="T30">i</text:span><text:span text:style-name="T39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23"><text:span text:style-name="T19">Average value</text:span>, <text:span text:style-name="T20">H</text:span><text:span text:style-name="T30">i</text:span><text:span text:style-name="T39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4"><text:span text:style-name="T28">H</text:span><text:span text:style-name="T29">1</text:span></text:p>
          </table:table-cell>
          <table:table-cell table:style-name="t0.D3" office:value-type="string">
            <text:p text:style-name="P23"><text:span text:style-name="T20">H</text:span><text:span text:style-name="T29">2</text:span></text:p>
          </table:table-cell>
          <table:table-cell table:style-name="t0.D3" office:value-type="string">
            <text:p text:style-name="P2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0">0,7 Sv/h</text:p>
          </table:table-cell>
          <table:table-cell table:style-name="t0.B5" office:value-type="string">
            <text:p text:style-name="P12">0НА</text:p>
          </table:table-cell>
          <table:table-cell table:style-name="t0.B5" office:value-type="string">
            <text:p text:style-name="P12">236</text:p>
          </table:table-cell>
          <table:table-cell table:style-name="t0.B5" office:value-type="string">
            <text:p text:style-name="P12">96</text:p>
          </table:table-cell>
          <table:table-cell table:style-name="t0.B5" office:value-type="string">
            <text:p text:style-name="P12">0,70</text:p>
          </table:table-cell>
          <table:table-cell table:style-name="t0.B5" office:value-type="string">
            <text:p text:style-name="P12">0,66</text:p>
          </table:table-cell>
          <table:table-cell table:style-name="t0.B5" office:value-type="string">
            <text:p text:style-name="P12">0,74</text:p>
          </table:table-cell>
          <table:table-cell table:style-name="t0.B5" office:value-type="string">
            <text:p text:style-name="P13">0,70</text:p>
          </table:table-cell>
          <table:table-cell table:style-name="t0.B5" office:value-type="string">
            <text:p text:style-name="P12">0,00</text:p>
          </table:table-cell>
          <table:table-cell table:style-name="t0.B5" office:value-type="string">
            <text:p text:style-name="P12">5,50</text:p>
          </table:table-cell>
          <table:table-cell table:style-name="t0.K5" table:number-rows-spanned="8" office:value-type="string">
            <text:p text:style-name="P11">±<text:span text:style-name="T19">20</text:span></text:p>
          </table:table-cell>
        </table:table-row>
        <table:table-row>
          <table:table-cell table:style-name="t0.A5" office:value-type="string">
            <text:p text:style-name="P10">7 Sv/h</text:p>
          </table:table-cell>
          <table:table-cell table:style-name="t0.B5" office:value-type="string">
            <text:p text:style-name="P12">0НА</text:p>
          </table:table-cell>
          <table:table-cell table:style-name="t0.B5" office:value-type="string">
            <text:p text:style-name="P12">76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7,1</text:p>
          </table:table-cell>
          <table:table-cell table:style-name="t0.B5" office:value-type="string">
            <text:p text:style-name="P12">6,7</text:p>
          </table:table-cell>
          <table:table-cell table:style-name="t0.B5" office:value-type="string">
            <text:p text:style-name="P12">6,5</text:p>
          </table:table-cell>
          <table:table-cell table:style-name="t0.B5" office:value-type="string">
            <text:p text:style-name="P13">6,8</text:p>
          </table:table-cell>
          <table:table-cell table:style-name="t0.B5" office:value-type="string">
            <text:p text:style-name="P12">-2,86</text:p>
          </table:table-cell>
          <table:table-cell table:style-name="t0.B5" office:value-type="string">
            <text:p text:style-name="P12">6,33</text:p>
          </table:table-cell>
          <table:covered-table-cell/>
        </table:table-row>
        <table:table-row>
          <table:table-cell table:style-name="t0.A5" office:value-type="string">
            <text:p text:style-name="P10">70 Sv/h</text:p>
          </table:table-cell>
          <table:table-cell table:style-name="t0.B5" office:value-type="string">
            <text:p text:style-name="P12">К/С Г3</text:p>
          </table:table-cell>
          <table:table-cell table:style-name="t0.B5" office:value-type="string">
            <text:p text:style-name="P12">257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68,1</text:p>
          </table:table-cell>
          <table:table-cell table:style-name="t0.B5" office:value-type="string">
            <text:p text:style-name="P12">66,6</text:p>
          </table:table-cell>
          <table:table-cell table:style-name="t0.B5" office:value-type="string">
            <text:p text:style-name="P12">75,1</text:p>
          </table:table-cell>
          <table:table-cell table:style-name="t0.B5" office:value-type="string">
            <text:p text:style-name="P13">69,9</text:p>
          </table:table-cell>
          <table:table-cell table:style-name="t0.B5" office:value-type="string">
            <text:p text:style-name="P12">-0,14</text:p>
          </table:table-cell>
          <table:table-cell table:style-name="t0.B5" office:value-type="string">
            <text:p text:style-name="P12">5,50</text:p>
          </table:table-cell>
          <table:covered-table-cell/>
        </table:table-row>
        <table:table-row>
          <table:table-cell table:style-name="t0.A5" office:value-type="string">
            <text:p text:style-name="P10">0.7 mSv/h</text:p>
          </table:table-cell>
          <table:table-cell table:style-name="t0.B5" office:value-type="string">
            <text:p text:style-name="P12">К/С Г3</text:p>
          </table:table-cell>
          <table:table-cell table:style-name="t0.B5" office:value-type="string">
            <text:p text:style-name="P12">82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0,71</text:p>
          </table:table-cell>
          <table:table-cell table:style-name="t0.B5" office:value-type="string">
            <text:p text:style-name="P12">0,65</text:p>
          </table:table-cell>
          <table:table-cell table:style-name="t0.B5" office:value-type="string">
            <text:p text:style-name="P12">0,65</text:p>
          </table:table-cell>
          <table:table-cell table:style-name="t0.B5" office:value-type="string">
            <text:p text:style-name="P13">0,67</text:p>
          </table:table-cell>
          <table:table-cell table:style-name="t0.B5" office:value-type="string">
            <text:p text:style-name="P12">-4,29</text:p>
          </table:table-cell>
          <table:table-cell table:style-name="t0.B5" office:value-type="string">
            <text:p text:style-name="P12">7,24</text:p>
          </table:table-cell>
          <table:covered-table-cell/>
        </table:table-row>
        <table:table-row>
          <table:table-cell table:style-name="t0.A5" office:value-type="string">
            <text:p text:style-name="P10">7,0 mSv/h</text:p>
          </table:table-cell>
          <table:table-cell table:style-name="t0.B5" office:value-type="string">
            <text:p text:style-name="P12">043</text:p>
          </table:table-cell>
          <table:table-cell table:style-name="t0.B5" office:value-type="string">
            <text:p text:style-name="P12">357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7,6</text:p>
          </table:table-cell>
          <table:table-cell table:style-name="t0.B5" office:value-type="string">
            <text:p text:style-name="P12">7,1</text:p>
          </table:table-cell>
          <table:table-cell table:style-name="t0.B5" office:value-type="string">
            <text:p text:style-name="P12">6,6</text:p>
          </table:table-cell>
          <table:table-cell table:style-name="t0.B5" office:value-type="string">
            <text:p text:style-name="P13">7,1</text:p>
          </table:table-cell>
          <table:table-cell table:style-name="t0.B5" office:value-type="string">
            <text:p text:style-name="P12">1,43</text:p>
          </table:table-cell>
          <table:table-cell table:style-name="t0.B5" office:value-type="string">
            <text:p text:style-name="P12">4,67</text:p>
          </table:table-cell>
          <table:covered-table-cell/>
        </table:table-row>
        <table:table-row>
          <table:table-cell table:style-name="t0.A5" office:value-type="string">
            <text:p text:style-name="P10">70 mSv/h</text:p>
          </table:table-cell>
          <table:table-cell table:style-name="t0.B5" office:value-type="string">
            <text:p text:style-name="P12">043</text:p>
          </table:table-cell>
          <table:table-cell table:style-name="t0.B5" office:value-type="string">
            <text:p text:style-name="P12">114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70,7</text:p>
          </table:table-cell>
          <table:table-cell table:style-name="t0.B5" office:value-type="string">
            <text:p text:style-name="P12">71,9</text:p>
          </table:table-cell>
          <table:table-cell table:style-name="t0.B5" office:value-type="string">
            <text:p text:style-name="P12">67,7</text:p>
          </table:table-cell>
          <table:table-cell table:style-name="t0.B5" office:value-type="string">
            <text:p text:style-name="P13">70,1</text:p>
          </table:table-cell>
          <table:table-cell table:style-name="t0.B5" office:value-type="string">
            <text:p text:style-name="P12">0,14</text:p>
          </table:table-cell>
          <table:table-cell table:style-name="t0.B5" office:value-type="string">
            <text:p text:style-name="P12">4,40</text:p>
          </table:table-cell>
          <table:covered-table-cell/>
        </table:table-row>
        <table:table-row>
          <table:table-cell table:style-name="t0.A5" office:value-type="string">
            <text:p text:style-name="P10"><text:span text:style-name="T34">0,7</text:span> Sv/h</text:p>
          </table:table-cell>
          <table:table-cell table:style-name="t0.B5" office:value-type="string">
            <text:p text:style-name="P12">163</text:p>
          </table:table-cell>
          <table:table-cell table:style-name="t0.B5" office:value-type="string">
            <text:p text:style-name="P12">235</text:p>
          </table:table-cell>
          <table:table-cell table:style-name="t0.B5" office:value-type="string">
            <text:p text:style-name="P12">---</text:p>
          </table:table-cell>
          <table:table-cell table:style-name="t0.B5" office:value-type="string">
            <text:p text:style-name="P12">0,71</text:p>
          </table:table-cell>
          <table:table-cell table:style-name="t0.B5" office:value-type="string">
            <text:p text:style-name="P12">0,73</text:p>
          </table:table-cell>
          <table:table-cell table:style-name="t0.B5" office:value-type="string">
            <text:p text:style-name="P12">0,63</text:p>
          </table:table-cell>
          <table:table-cell table:style-name="t0.B5" office:value-type="string">
            <text:p text:style-name="P13">0,69</text:p>
          </table:table-cell>
          <table:table-cell table:style-name="t0.B5" office:value-type="string">
            <text:p text:style-name="P12">-1,43</text:p>
          </table:table-cell>
          <table:table-cell table:style-name="t0.B5" office:value-type="string">
            <text:p text:style-name="P12">4,67</text:p>
          </table:table-cell>
          <table:covered-table-cell/>
        </table:table-row>
        <table:table-row>
          <table:table-cell table:style-name="t0.A12" office:value-type="string">
            <text:p text:style-name="P10">7 Sv/h</text:p>
          </table:table-cell>
          <table:table-cell table:style-name="t0.B12" office:value-type="string">
            <text:p text:style-name="P12">163</text:p>
          </table:table-cell>
          <table:table-cell table:style-name="t0.B12" office:value-type="string">
            <text:p text:style-name="P12">76</text:p>
          </table:table-cell>
          <table:table-cell table:style-name="t0.B12" office:value-type="string">
            <text:p text:style-name="P12">---</text:p>
          </table:table-cell>
          <table:table-cell table:style-name="t0.B12" office:value-type="string">
            <text:p text:style-name="P12">7,0</text:p>
          </table:table-cell>
          <table:table-cell table:style-name="t0.B12" office:value-type="string">
            <text:p text:style-name="P12">6,7</text:p>
          </table:table-cell>
          <table:table-cell table:style-name="t0.B12" office:value-type="string">
            <text:p text:style-name="P12">6,4</text:p>
          </table:table-cell>
          <table:table-cell table:style-name="t0.B12" office:value-type="string">
            <text:p text:style-name="P13">6,7</text:p>
          </table:table-cell>
          <table:table-cell table:style-name="t0.B12" office:value-type="string">
            <text:p text:style-name="P12">-4,29</text:p>
          </table:table-cell>
          <table:table-cell table:style-name="t0.B12" office:value-type="string">
            <text:p text:style-name="P12">6,45</text:p>
          </table:table-cell>
          <table:covered-table-cell/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6">V. Pisarenko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7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5">N. Kurbatova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7">(signature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873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42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17777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254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5:29:42.09</dc:date>
    <meta:print-date>2019-04-03T15:18:00</meta:print-date>
    <meta:editing-cycles>119</meta:editing-cycles>
    <meta:editing-duration>PT9H4M25S</meta:editing-duration>
    <meta:generator>OpenOffice/4.1.6$Win32 OpenOffice.org_project/416m1$Build-9790</meta:generator>
    <meta:document-statistic meta:table-count="7" meta:image-count="1" meta:object-count="0" meta:page-count="1" meta:paragraph-count="126" meta:word-count="290" meta:character-count="1683"/>
    <dc:creator>Squorpikkor </dc:creator>
  </office:meta>
</office:document-meta>
</file>